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84,269,348,32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1,770,791,97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4,296,618,481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4,589,334,978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5,612,228,233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7,648,211,133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3,310,721,414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1,952,763,089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9,933,790,334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2,437,389,116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,066,912,635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9,707,616,772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,280,861,834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,401,139,454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,131,187,261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623,691,3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,850,809,498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231,326,016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,242,392,103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,700,833,482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,818,224,905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,589,211,390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,547,939,73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19:09.982029425</dc:date>
    <meta:editing-duration>PT2H11M25S</meta:editing-duration>
    <meta:editing-cycles>57</meta:editing-cycles>
    <meta:generator>LibreOffice/7.2.6.2$Linux_X86_64 LibreOffice_project/20$Build-2</meta:generator>
    <meta:document-statistic meta:table-count="1" meta:cell-count="48" meta:object-count="0"/>
  </office:meta>
</office:document-meta>
</file>